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4" style:family="paragraph" style:parent-style-name="Table_20_Contents">
      <style:text-properties officeooo:paragraph-rsid="004d3c50"/>
    </style:style>
    <style:style style:name="P55" style:family="paragraph" style:parent-style-name="Table_20_Contents">
      <style:text-properties officeooo:paragraph-rsid="006e8e1a"/>
    </style:style>
    <style:style style:name="P56" style:family="paragraph" style:parent-style-name="Table_20_Contents">
      <style:text-properties officeooo:paragraph-rsid="00767c54"/>
    </style:style>
    <style:style style:name="P57" style:family="paragraph" style:parent-style-name="Table_20_Contents">
      <style:text-properties officeooo:paragraph-rsid="009375c2"/>
    </style:style>
    <style:style style:name="P58" style:family="paragraph" style:parent-style-name="Table_20_Contents">
      <style:text-properties officeooo:paragraph-rsid="00b698e2"/>
    </style:style>
    <style:style style:name="P59" style:family="paragraph" style:parent-style-name="Table_20_Contents">
      <style:text-properties officeooo:paragraph-rsid="00bfdbd1"/>
    </style:style>
    <style:style style:name="P60" style:family="paragraph" style:parent-style-name="Table_20_Contents">
      <style:text-properties officeooo:paragraph-rsid="00e67b40"/>
    </style:style>
    <style:style style:name="P61" style:family="paragraph" style:parent-style-name="Table_20_Contents">
      <style:text-properties officeooo:paragraph-rsid="00e75ea5"/>
    </style:style>
    <style:style style:name="P62" style:family="paragraph" style:parent-style-name="Table_20_Contents">
      <style:text-properties officeooo:paragraph-rsid="0108f4cf"/>
    </style:style>
    <style:style style:name="P63" style:family="paragraph" style:parent-style-name="Table_20_Contents">
      <style:text-properties officeooo:paragraph-rsid="010e8474"/>
    </style:style>
    <style:style style:name="P64" style:family="paragraph" style:parent-style-name="Table_20_Contents">
      <style:text-properties officeooo:paragraph-rsid="011fee52"/>
    </style:style>
    <style:style style:name="P65" style:family="paragraph" style:parent-style-name="Table_20_Contents">
      <style:text-properties officeooo:paragraph-rsid="01262962"/>
    </style:style>
    <style:style style:name="P66" style:family="paragraph" style:parent-style-name="Table_20_Contents">
      <style:text-properties officeooo:paragraph-rsid="0127770a"/>
    </style:style>
    <style:style style:name="P67" style:family="paragraph" style:parent-style-name="Table_20_Contents">
      <style:text-properties officeooo:paragraph-rsid="012a02c9"/>
    </style:style>
    <style:style style:name="P68" style:family="paragraph" style:parent-style-name="Table_20_Contents">
      <style:text-properties officeooo:paragraph-rsid="012d6f0c"/>
    </style:style>
    <style:style style:name="P69" style:family="paragraph" style:parent-style-name="Table_20_Contents">
      <style:text-properties officeooo:paragraph-rsid="014029c5"/>
    </style:style>
    <style:style style:name="P70" style:family="paragraph" style:parent-style-name="Table_20_Contents">
      <style:text-properties officeooo:paragraph-rsid="01536d5b"/>
    </style:style>
    <style:style style:name="P71" style:family="paragraph" style:parent-style-name="Table_20_Contents">
      <style:text-properties officeooo:paragraph-rsid="010ba44b"/>
    </style:style>
    <style:style style:name="P72" style:family="paragraph" style:parent-style-name="Table_20_Contents">
      <style:text-properties officeooo:paragraph-rsid="0116c433"/>
    </style:style>
    <style:style style:name="P73" style:family="paragraph" style:parent-style-name="Table_20_Contents">
      <style:text-properties officeooo:paragraph-rsid="015fc100"/>
    </style:style>
    <style:style style:name="P74" style:family="paragraph" style:parent-style-name="Table_20_Contents">
      <style:text-properties officeooo:paragraph-rsid="017f7b3e"/>
    </style:style>
    <style:style style:name="P75" style:family="paragraph" style:parent-style-name="Table_20_Contents">
      <style:text-properties officeooo:paragraph-rsid="01924b2d"/>
    </style:style>
    <style:style style:name="P76" style:family="paragraph" style:parent-style-name="Table_20_Contents">
      <style:text-properties officeooo:paragraph-rsid="01c4af9a"/>
    </style:style>
    <style:style style:name="P77" style:family="paragraph" style:parent-style-name="Table_20_Contents">
      <style:text-properties officeooo:paragraph-rsid="01c67a72"/>
    </style:style>
    <style:style style:name="P78" style:family="paragraph" style:parent-style-name="Table_20_Contents">
      <style:text-properties officeooo:paragraph-rsid="01d72fd8"/>
    </style:style>
    <style:style style:name="P79" style:family="paragraph" style:parent-style-name="Table_20_Contents">
      <style:text-properties officeooo:paragraph-rsid="01daa4a7"/>
    </style:style>
    <style:style style:name="P80" style:family="paragraph" style:parent-style-name="Table_20_Contents">
      <style:text-properties officeooo:paragraph-rsid="0072b850"/>
    </style:style>
    <style:style style:name="P81" style:family="paragraph" style:parent-style-name="Table_20_Contents">
      <style:text-properties officeooo:paragraph-rsid="003a1440"/>
    </style:style>
    <style:style style:name="P82" style:family="paragraph" style:parent-style-name="Table_20_Contents">
      <style:text-properties officeooo:paragraph-rsid="0049a42a"/>
    </style:style>
    <style:style style:name="P83" style:family="paragraph" style:parent-style-name="Table_20_Contents">
      <style:text-properties officeooo:paragraph-rsid="01f2ee4b"/>
    </style:style>
    <style:style style:name="P84" style:family="paragraph" style:parent-style-name="Table_20_Contents">
      <style:text-properties officeooo:paragraph-rsid="01f34d1f"/>
    </style:style>
    <style:style style:name="P85" style:family="paragraph" style:parent-style-name="Table_20_Contents">
      <style:text-properties officeooo:paragraph-rsid="01f75a5d"/>
    </style:style>
    <style:style style:name="P86" style:family="paragraph" style:parent-style-name="Table_20_Contents">
      <style:text-properties officeooo:paragraph-rsid="02062754"/>
    </style:style>
    <style:style style:name="P87" style:family="paragraph" style:parent-style-name="Table_20_Contents">
      <style:text-properties officeooo:paragraph-rsid="020801da"/>
    </style:style>
    <style:style style:name="P88" style:family="paragraph" style:parent-style-name="Table_20_Contents">
      <style:text-properties officeooo:paragraph-rsid="022a3a56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officeooo:paragraph-rsid="022f0ff6"/>
    </style:style>
    <style:style style:name="P96" style:family="paragraph" style:parent-style-name="Table_20_Contents">
      <style:text-properties officeooo:paragraph-rsid="0230b508"/>
    </style:style>
    <style:style style:name="P97" style:family="paragraph" style:parent-style-name="Table_20_Contents">
      <style:text-properties officeooo:paragraph-rsid="02465c88"/>
    </style:style>
    <style:style style:name="P98" style:family="paragraph" style:parent-style-name="Table_20_Contents">
      <style:text-properties officeooo:paragraph-rsid="024b2dcf"/>
    </style:style>
    <style:style style:name="P99" style:family="paragraph" style:parent-style-name="Table_20_Contents">
      <style:text-properties officeooo:paragraph-rsid="024d698d"/>
    </style:style>
    <style:style style:name="P100" style:family="paragraph" style:parent-style-name="Table_20_Contents">
      <style:text-properties officeooo:paragraph-rsid="025498b0"/>
    </style:style>
    <style:style style:name="P101" style:family="paragraph" style:parent-style-name="Table_20_Contents">
      <style:text-properties officeooo:paragraph-rsid="025534ce"/>
    </style:style>
    <style:style style:name="P102" style:family="paragraph" style:parent-style-name="Table_20_Contents">
      <style:text-properties officeooo:paragraph-rsid="0258ad30"/>
    </style:style>
    <style:style style:name="P103" style:family="paragraph" style:parent-style-name="Table_20_Contents">
      <style:text-properties officeooo:paragraph-rsid="025be045"/>
    </style:style>
    <style:style style:name="P104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5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10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07" style:family="paragraph" style:parent-style-name="Table_20_Contents">
      <style:text-properties officeooo:paragraph-rsid="0258ad30"/>
    </style:style>
    <style:style style:name="P108" style:family="paragraph" style:parent-style-name="Table_20_Contents">
      <style:text-properties officeooo:paragraph-rsid="025e6e41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465c8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2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2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style:font-name-complex="Courier New"/>
    </style:style>
    <style:style style:name="T171" style:family="text">
      <style:text-properties fo:color="#000000" loext:opacity="100%" style:font-name="Courier New" fo:font-style="italic" style:font-style-asian="italic" style:font-name-complex="Courier New" style:font-style-complex="italic"/>
    </style:style>
    <style:style style:name="T172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251ee9b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officeooo:rsid="00c77656"/>
    </style:style>
    <style:style style:name="T179" style:family="text">
      <style:text-properties officeooo:rsid="0213f657"/>
    </style:style>
    <style:style style:name="T180" style:family="text">
      <style:text-properties officeooo:rsid="023cd5a7"/>
    </style:style>
    <style:style style:name="T181" style:family="text">
      <style:text-properties officeooo:rsid="021570c6"/>
    </style:style>
    <style:style style:name="T182" style:family="text">
      <style:text-properties officeooo:rsid="023d069c"/>
    </style:style>
    <style:style style:name="T183" style:family="text">
      <style:text-properties officeooo:rsid="023ec219"/>
    </style:style>
    <style:style style:name="T18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text:span text:style-name="Default_20_Paragraph_20_Font"><text:span text:style-name="T172">Celestra cheatsheet – v</text:span></text:span><text:span text:style-name="Default_20_Paragraph_20_Font"><text:span text:style-name="T174">5</text:span></text:span><text:span text:style-name="Default_20_Paragraph_20_Font"><text:span text:style-name="T173">.</text:span></text:span><text:span text:style-name="Default_20_Paragraph_20_Font"><text:span text:style-name="T176">5</text:span></text:span><text:span text:style-name="Default_20_Paragraph_20_Font"><text:span text:style-name="T175">.</text:span></text:span><text:span text:style-name="Default_20_Paragraph_20_Font"><text:span text:style-name="T177">4</text:span></text:span><text:span text:style-name="Default_20_Paragraph_20_Font"><text:span text:style-name="T17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5"><text:s/>celestra </text:span></text:span><text:span text:style-name="Default_20_Paragraph_20_Font"><text:span text:style-name="T5"><text:s/>and/or the </text:span></text:span><text:span text:style-name="Default_20_Paragraph_20_Font"><text:span text:style-name="T75"><text:s/></text:span></text:span><text:span text:style-name="Default_20_Paragraph_20_Font"><text:span text:style-name="T76">CEL</text:span></text:span><text:span text:style-name="Default_20_Paragraph_20_Font"><text:span text:style-name="T75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5"><text:s/></text:span></text:span><text:span text:style-name="Default_20_Paragraph_20_Font"><text:span text:style-name="T77">CEL</text:span></text:span><text:span text:style-name="Default_20_Paragraph_20_Font"><text:span text:style-name="T75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9">Core API</text:p>
          </table:table-cell>
          <table:table-cell table:style-name="Table1.A1" office:value-type="string">
            <text:p text:style-name="P91">DOM</text:p>
          </table:table-cell>
          <table:table-cell table:style-name="Table1.C1" office:value-type="string">
            <text:p text:style-name="P52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101"><text:span text:style-name="Source_20_Text"><text:span text:style-name="T28">delay(&lt;ms&gt;).then(&lt;callback&gt;);<text:line-break/></text:span></text:span><text:span text:style-name="Source_20_Text"><text:span text:style-name="T62">sleep(&lt;ms&gt;).then(&lt;callback&gt;);</text:span></text:span></text:p>
            <text:p text:style-name="P54"><text:span text:style-name="Source_20_Text"><text:span text:style-name="T28">inherit(&lt;subclass&gt;,&lt;superclass&gt;);</text:span></text:span></text:p>
            <text:p text:style-name="P75"><text:span text:style-name="Source_20_Text"><text:span text:style-name="T28">randomBoolean</text:span></text:span><text:span text:style-name="Source_20_Text"><text:span text:style-name="T47">();</text:span></text:span></text:p>
            <text:p text:style-name="P75"><text:span text:style-name="Source_20_Text"><text:span text:style-name="T50">randomID([hyphens=true][,usedate=false]);</text:span></text:span></text:p>
            <text:p text:style-name="P56"><text:span text:style-name="Source_20_Text"><text:span text:style-name="T28">randomString([length[,specChar</text:span></text:span><text:span text:style-name="Source_20_Text"><text:span text:style-name="T48">=false</text:span></text:span><text:span text:style-name="Source_20_Text"><text:span text:style-name="T28">]]);</text:span></text:span></text:p>
            <text:p text:style-name="P56"><text:span text:style-name="Source_20_Text"><text:span text:style-name="T5">nanoid([size=21[,alphabet="ABCDEFGHIJKLMNOPQRSTUVWXYZabcdefghijklmnopqrstuvwxyz0123456789_-"]]);</text:span></text:span></text:p>
            <text:p text:style-name="P84"><text:span text:style-name="Source_20_Text"><text:span text:style-name="T28">b64Encode(&lt;string&gt;); b64Decode(&lt;</text:span></text:span><text:span text:style-name="Source_20_Text"><text:span text:style-name="T96">str</text:span></text:span><text:span text:style-name="Source_20_Text"><text:span text:style-name="T117">ing</text:span></text:span><text:span text:style-name="Source_20_Text"><text:span text:style-name="T28">&gt;);</text:span></text:span></text:p>
            <text:p text:style-name="P54"><text:span text:style-name="Source_20_Text"><text:span text:style-name="T28">javaHash(&lt;data&gt;[,hexa</text:span></text:span><text:span text:style-name="Source_20_Text"><text:span text:style-name="T48">=false</text:span></text:span><text:span text:style-name="Source_20_Text"><text:span text:style-name="T28">]);</text:span></text:span></text:p>
            <text:p text:style-name="P54"><text:span text:style-name="Source_20_Text"><text:span text:style-name="T28">getUrlVars([str=location.search]);</text:span></text:span></text:p>
            <text:p text:style-name="P54"><text:span text:style-name="Source_20_Text"><text:span text:style-name="T28">obj2string(&lt;object&gt;);</text:span></text:span></text:p>
            <text:p text:style-name="P54"><text:span text:style-name="Source_20_Text"><text:span text:style-name="T55">classof</text:span></text:span><text:span text:style-name="Source_20_Text"><text:span text:style-name="T28">(&lt;variable&gt;[,type[,throw=false]</text:span></text:span><text:span text:style-name="Source_20_Text"><text:span text:style-name="T56">]</text:span></text:span><text:span text:style-name="Source_20_Text"><text:span text:style-name="T28">);</text:span></text:span></text:p>
            <text:p text:style-name="P54"><text:span text:style-name="Source_20_Text"><text:span text:style-name="T28">extend([deep,]&lt;target&gt;,&lt;source1&gt;[,srcN]);</text:span></text:span></text:p>
            <text:p text:style-name="P97"><text:span text:style-name="Source_20_Text"><text:span text:style-name="T28">sizeIn(&lt;</text:span></text:span><text:span text:style-name="Source_20_Text"><text:span text:style-name="T120">obj</text:span></text:span><text:span text:style-name="Source_20_Text"><text:span text:style-name="T28">&gt;); </text:span></text:span><text:span text:style-name="Source_20_Text"><text:span text:style-name="T58">and popIn(&lt;</text:span></text:span><text:span text:style-name="Source_20_Text"><text:span text:style-name="T120">obj</text:span></text:span><text:span text:style-name="Source_20_Text"><text:span text:style-name="T58">&gt;,&lt;</text:span></text:span><text:span text:style-name="Source_20_Text"><text:span text:style-name="T120">prop</text:span></text:span><text:span text:style-name="Source_20_Text"><text:span text:style-name="T58">&gt;);</text:span></text:span></text:p>
            <text:p text:style-name="P103"><text:span text:style-name="Source_20_Text"><text:span text:style-name="T28">forIn(&lt;</text:span></text:span><text:span text:style-name="Source_20_Text"><text:span text:style-name="T121">obj</text:span></text:span><text:span text:style-name="Source_20_Text"><text:span text:style-name="T122">ect</text:span></text:span><text:span text:style-name="Source_20_Text"><text:span text:style-name="T28">&gt;,&lt;</text:span></text:span><text:span text:style-name="Source_20_Text"><text:span text:style-name="T122">callback</text:span></text:span><text:span text:style-name="Source_20_Text"><text:span text:style-name="T28">&gt;);</text:span></text:span></text:p>
            <text:p text:style-name="P103"><text:span text:style-name="Source_20_Text"><text:span text:style-name="T28">f</text:span></text:span><text:span text:style-name="Source_20_Text"><text:span text:style-name="T42">ilter</text:span></text:span><text:span text:style-name="Source_20_Text"><text:span text:style-name="T28">In(&lt;</text:span></text:span><text:span text:style-name="Source_20_Text"><text:span text:style-name="T121">obj</text:span></text:span><text:span text:style-name="Source_20_Text"><text:span text:style-name="T122">ect</text:span></text:span><text:span text:style-name="Source_20_Text"><text:span text:style-name="T28">&gt;,&lt;</text:span></text:span><text:span text:style-name="Source_20_Text"><text:span text:style-name="T122">callback</text:span></text:span><text:span text:style-name="Source_20_Text"><text:span text:style-name="T28">&gt;);</text:span></text:span></text:p>
            <text:p text:style-name="P103"><text:span text:style-name="Source_20_Text"><text:span text:style-name="T28">strProper</text:span></text:span><text:span text:style-name="Source_20_Text"><text:span text:style-name="T49">c</text:span></text:span><text:span text:style-name="Source_20_Text"><text:span text:style-name="T28">ase(&lt;</text:span></text:span><text:span text:style-name="Source_20_Text"><text:span text:style-name="T122">string</text:span></text:span><text:span text:style-name="Source_20_Text"><text:span text:style-name="T28">&gt;);</text:span></text:span></text:p>
            <text:p text:style-name="P103"><text:span text:style-name="Source_20_Text"><text:span text:style-name="T57">s</text:span></text:span><text:span text:style-name="Source_20_Text"><text:span text:style-name="T28">tr</text:span></text:span><text:span text:style-name="Source_20_Text"><text:span text:style-name="T53">T</text:span></text:span><text:span text:style-name="Source_20_Text"><text:span text:style-name="T113">itle</text:span></text:span><text:span text:style-name="Source_20_Text"><text:span text:style-name="T49">c</text:span></text:span><text:span text:style-name="Source_20_Text"><text:span text:style-name="T28">ase(&lt;</text:span></text:span><text:span text:style-name="Source_20_Text"><text:span text:style-name="T122">string</text:span></text:span><text:span text:style-name="Source_20_Text"><text:span text:style-name="T28">&gt;);</text:span></text:span></text:p>
            <text:p text:style-name="P85"><text:span text:style-name="Source_20_Text"><text:span text:style-name="T28">strCapitalize(&lt;</text:span></text:span><text:span text:style-name="Source_20_Text"><text:span text:style-name="T108">s</text:span></text:span><text:span text:style-name="Source_20_Text"><text:span text:style-name="T118">tring</text:span></text:span><text:span text:style-name="Source_20_Text"><text:span text:style-name="T28">&gt;);</text:span></text:span></text:p>
            <text:p text:style-name="P103"><text:span text:style-name="Source_20_Text"><text:span text:style-name="T28">strUpFirst(&lt;</text:span></text:span><text:span text:style-name="Source_20_Text"><text:span text:style-name="T122">string</text:span></text:span><text:span text:style-name="Source_20_Text"><text:span text:style-name="T28">&gt;);</text:span></text:span></text:p>
            <text:p text:style-name="P103"><text:span text:style-name="Source_20_Text"><text:span text:style-name="T28">strDownFirst(&lt;</text:span></text:span><text:span text:style-name="Source_20_Text"><text:span text:style-name="T122">string</text:span></text:span><text:span text:style-name="Source_20_Text"><text:span text:style-name="T28">&gt;);</text:span></text:span></text:p>
            <text:p text:style-name="P54"><text:span text:style-name="Source_20_Text"><text:span text:style-name="T28">str</text:span></text:span><text:span text:style-name="Source_20_Text"><text:span text:style-name="T46">HTML</text:span></text:span><text:span text:style-name="Source_20_Text"><text:span text:style-name="T28">RemoveTags(&lt;string&gt;);</text:span></text:span></text:p>
            <text:p text:style-name="P103"><text:span text:style-name="Source_20_Text"><text:span text:style-name="T28">strHTMLEscape(&lt;</text:span></text:span><text:span text:style-name="Source_20_Text"><text:span text:style-name="T122">string</text:span></text:span><text:span text:style-name="Source_20_Text"><text:span text:style-name="T28">&gt;);</text:span></text:span></text:p>
            <text:p text:style-name="P103"><text:span text:style-name="Source_20_Text"><text:span text:style-name="T28">strHTML</text:span></text:span><text:span text:style-name="Source_20_Text"><text:span text:style-name="T45">Un</text:span></text:span><text:span text:style-name="Source_20_Text"><text:span text:style-name="T28">Escape(&lt;</text:span></text:span><text:span text:style-name="Source_20_Text"><text:span text:style-name="T122">string</text:span></text:span><text:span text:style-name="Source_20_Text"><text:span text:style-name="T28">&gt;);</text:span></text:span></text:p>
            <text:p text:style-name="P103"><text:span text:style-name="Source_20_Text"><text:span text:style-name="T28">strReverse(&lt;</text:span></text:span><text:span text:style-name="Source_20_Text"><text:span text:style-name="T122">string</text:span></text:span><text:span text:style-name="Source_20_Text"><text:span text:style-name="T28">&gt;);</text:span></text:span></text:p>
            <text:p text:style-name="P100"><text:span text:style-name="Source_20_Text"><text:span text:style-name="T28">strAt(&lt;</text:span></text:span><text:span text:style-name="Source_20_Text"><text:span text:style-name="T61">str</text:span></text:span><text:span text:style-name="Source_20_Text"><text:span text:style-name="T28">&gt;,&lt;index&gt;[,newChar]);</text:span></text:span></text:p>
            <text:p text:style-name="P100"><text:span text:style-name="Source_20_Text"><text:span text:style-name="T28">strSplice(&lt;</text:span></text:span><text:span text:style-name="Source_20_Text"><text:span text:style-name="T61">str</text:span></text:span><text:span text:style-name="Source_20_Text"><text:span text:style-name="T28">&gt;,&lt;index&gt;,&lt;count&gt;[,add</text:span></text:span><text:span text:style-name="Source_20_Text"><text:span text:style-name="T62">]);</text:span></text:span></text:p>
            <text:p text:style-name="P54"><text:span text:style-name="Source_20_Text"><text:span text:style-name="T28">strCodePoints(&lt;string&gt;);</text:span></text:span></text:p>
            <text:p text:style-name="P54"><text:span text:style-name="Source_20_Text"><text:span text:style-name="T28">strFromCodePoints(&lt;</text:span></text:span><text:span text:style-name="Source_20_Text"><text:span text:style-name="T35">collection</text:span></text:span><text:span text:style-name="Source_20_Text"><text:span text:style-name="T28">&gt;);</text:span></text:span></text:p>
            <text:p text:style-name="P84"><text:span text:style-name="Source_20_Text"><text:span text:style-name="T28">bind(&lt;</text:span></text:span><text:span text:style-name="Source_20_Text"><text:span text:style-name="T119">fn</text:span></text:span><text:span text:style-name="Source_20_Text"><text:span text:style-name="T28">&gt;,&lt;context&gt;);</text:span></text:span><text:span text:style-name="Source_20_Text"><text:span text:style-name="T64"> </text:span></text:span><text:span text:style-name="Source_20_Text"><text:span text:style-name="T74">and </text:span></text:span><text:span text:style-name="Source_20_Text"><text:span text:style-name="T92">unBind</text:span></text:span><text:span text:style-name="Source_20_Text"><text:span text:style-name="T88">(&lt;</text:span></text:span><text:span text:style-name="Source_20_Text"><text:span text:style-name="T93">fn</text:span></text:span><text:span text:style-name="Source_20_Text"><text:span text:style-name="T88">&gt;);</text:span></text:span></text:p>
            <text:p text:style-name="P84"><text:span text:style-name="Source_20_Text"><text:span text:style-name="T28">constant(&lt;value&gt;);</text:span></text:span><text:span text:style-name="Source_20_Text"><text:span text:style-name="T64"> </text:span></text:span><text:span text:style-name="Source_20_Text"><text:span text:style-name="T73">and </text:span></text:span><text:span text:style-name="Source_20_Text"><text:span text:style-name="T85">identity(&lt;value&gt;);</text:span></text:span></text:p>
            <text:p text:style-name="P69"><text:span text:style-name="Source_20_Text"><text:span text:style-name="T28">noop(); </text:span></text:span><text:span text:style-name="Source_20_Text"><text:span text:style-name="T71">and</text:span></text:span><text:span text:style-name="Source_20_Text"><text:span text:style-name="T41"> </text:span></text:span><text:span text:style-name="Source_20_Text"><text:span text:style-name="T28">T(); </text:span></text:span><text:span text:style-name="Source_20_Text"><text:span text:style-name="T70">and</text:span></text:span><text:span text:style-name="Source_20_Text"><text:span text:style-name="T40"> </text:span></text:span><text:span text:style-name="Source_20_Text"><text:span text:style-name="T28">F();</text:span></text:span></text:p>
            <text:p text:style-name="P58"><text:span text:style-name="Source_20_Text"><text:span text:style-name="T28">assertEq(&lt;msg&gt;,&lt;</text:span></text:span><text:span text:style-name="Source_20_Text"><text:span text:style-name="T105">v1</text:span></text:span><text:span text:style-name="Source_20_Text"><text:span text:style-name="T28">&gt;,&lt;</text:span></text:span><text:span text:style-name="Source_20_Text"><text:span text:style-name="T105">v2</text:span></text:span><text:span text:style-name="Source_20_Text"><text:span text:style-name="T28">&gt;[,strict=true]);</text:span></text:span></text:p>
            <text:p text:style-name="P58"><text:span text:style-name="Source_20_Text"><text:span text:style-name="T28">assertNotEq(&lt;m&gt;,&lt;</text:span></text:span><text:span text:style-name="Source_20_Text"><text:span text:style-name="T105">v1</text:span></text:span><text:span text:style-name="Source_20_Text"><text:span text:style-name="T28">&gt;,&lt;</text:span></text:span><text:span text:style-name="Source_20_Text"><text:span text:style-name="T105">v2</text:span></text:span><text:span text:style-name="Source_20_Text"><text:span text:style-name="T28">&gt;[,strict=true]);</text:span></text:span></text:p>
            <text:p text:style-name="P58"><text:span text:style-name="Source_20_Text"><text:span text:style-name="T28">assertTrue(&lt;msg&gt;,&lt;value&gt;);</text:span></text:span></text:p>
            <text:p text:style-name="P58"><text:span text:style-name="Source_20_Text"><text:span text:style-name="T28">assertFalse(&lt;msg&gt;,&lt;value&gt;);<text:line-break/>noConflict(); </text:span></text:span><text:span text:style-name="Source_20_Text"><text:span text:style-name="T72">and</text:span></text:span><text:span text:style-name="Source_20_Text"><text:span text:style-name="T42"> </text:span></text:span><text:span text:style-name="Source_20_Text"><text:span text:style-name="T28">VERSION;</text:span></text:span></text:p>
          </table:table-cell>
          <table:table-cell table:style-name="Table1.B2" office:value-type="string">
            <text:p text:style-name="P54"><text:span text:style-name="Source_20_Text"><text:span text:style-name="T28">qsa(&lt;selector&gt;[,context]).forEach(&lt;</text:span></text:span><text:span text:style-name="Source_20_Text"><text:span text:style-name="T98">cb</text:span></text:span><text:span text:style-name="Source_20_Text"><text:span text:style-name="T28">&gt;);</text:span></text:span></text:p>
            <text:p text:style-name="P54"><text:span text:style-name="Source_20_Text"><text:span text:style-name="T28">qs(&lt;selector&gt;[,context]);</text:span></text:span></text:p>
            <text:p text:style-name="P54"><text:span text:style-name="Source_20_Text"><text:span text:style-name="T28">domReady(&lt;</text:span></text:span><text:span text:style-name="Source_20_Text"><text:span text:style-name="T98">callback</text:span></text:span><text:span text:style-name="Source_20_Text"><text:span text:style-name="T28">&gt;);</text:span></text:span></text:p>
            <text:p text:style-name="P54"><text:span text:style-name="Source_20_Text"><text:span text:style-name="T28">domCreate(&lt;type&gt;[,properties[,innerHTML]]);</text:span></text:span></text:p>
            <text:p text:style-name="P54"><text:span text:style-name="Source_20_Text"><text:span text:style-name="T28">domCreate(&lt;</text:span></text:span><text:bookmark text:name="result_box"/><text:span text:style-name="Source_20_Text"><text:span text:style-name="T28">element descriptive object&gt;);</text:span></text:span></text:p>
            <text:p text:style-name="P54"><text:span text:style-name="Source_20_Text"><text:span text:style-name="T28">domToElement(&lt;</text:span></text:span><text:bookmark text:name="result_box1"/><text:span text:style-name="Source_20_Text"><text:span text:style-name="T28">htmlString&gt;);</text:span></text:span></text:p>
            <text:p text:style-name="P59"><text:span text:style-name="Source_20_Text"><text:span text:style-name="T28">domGetCSS(&lt;element&gt;</text:span></text:span><text:span text:style-name="Source_20_Text"><text:span text:style-name="T34">[</text:span></text:span><text:span text:style-name="Source_20_Text"><text:span text:style-name="T28">,property</text:span></text:span><text:span text:style-name="Source_20_Text"><text:span text:style-name="T86">]</text:span></text:span><text:span text:style-name="Source_20_Text"><text:span text:style-name="T28">);</text:span></text:span></text:p>
            <text:p text:style-name="P54"><text:span text:style-name="Source_20_Text"><text:span text:style-name="T28">domSetCSS(&lt;element&gt;,&lt;property&gt;,&lt;value&gt;);</text:span></text:span></text:p>
            <text:p text:style-name="P54"><text:span text:style-name="Source_20_Text"><text:span text:style-name="T28">domSetCSS(&lt;element&gt;,&lt;properties&gt;);</text:span></text:span></text:p>
            <text:p text:style-name="P54"><text:span text:style-name="Source_20_Text"><text:span text:style-name="T28">domFadeIn(&lt;element&gt;[,duration[,display]]);</text:span></text:span></text:p>
            <text:p text:style-name="P54"><text:span text:style-name="Source_20_Text"><text:span text:style-name="T28">domFadeOut(&lt;element&gt;[,duration]);</text:span></text:span></text:p>
            <text:p text:style-name="P54"><text:span text:style-name="Source_20_Text"><text:span text:style-name="T28">domFadeToggle(&lt;elem.&gt;[,duration[,display]]);</text:span></text:span></text:p>
            <text:p text:style-name="P66"><text:span text:style-name="Source_20_Text"><text:span text:style-name="T28">domShow(&lt;element&gt;[,display]);</text:span></text:span></text:p>
            <text:p text:style-name="P66"><text:span text:style-name="Source_20_Text"><text:span text:style-name="T28">domHide(&lt;</text:span></text:span><text:span text:style-name="Source_20_Text"><text:span text:style-name="T96">el</text:span></text:span><text:span text:style-name="Source_20_Text"><text:span text:style-name="T106">ement</text:span></text:span><text:span text:style-name="Source_20_Text"><text:span text:style-name="T28">&gt;);</text:span></text:span></text:p>
            <text:p text:style-name="P54"><text:span text:style-name="Source_20_Text"><text:span text:style-name="T28">domToggle(&lt;element&gt;[,display]);</text:span></text:span></text:p>
            <text:p text:style-name="P54"><text:span text:style-name="Source_20_Text"><text:span text:style-name="T28">domIsHidden(&lt;element&gt;);</text:span></text:span></text:p>
            <text:p text:style-name="P98"><text:span text:style-name="Source_20_Text"><text:span text:style-name="T59">domToTop();</text:span></text:span></text:p>
            <text:p text:style-name="P98"><text:span text:style-name="Source_20_Text"><text:span text:style-name="T60">domToBottom();</text:span></text:span></text:p>
            <text:p text:style-name="P54"><text:span text:style-name="Source_20_Text"><text:span text:style-name="T28">domSiblings(&lt;element&gt;);</text:span></text:span></text:p>
            <text:p text:style-name="P54"><text:span text:style-name="Source_20_Text"><text:span text:style-name="T28">domSiblingsPrev(&lt;element&gt;);</text:span></text:span></text:p>
            <text:p text:style-name="P70"><text:span text:style-name="Source_20_Text"><text:span text:style-name="T28">domSiblings</text:span></text:span><text:span text:style-name="Source_20_Text"><text:span text:style-name="T43">Left</text:span></text:span><text:span text:style-name="Source_20_Text"><text:span text:style-name="T28">(&lt;element&gt;);</text:span></text:span></text:p>
            <text:p text:style-name="P54"><text:span text:style-name="Source_20_Text"><text:span text:style-name="T28">domSiblingsNext(&lt;element&gt;);</text:span></text:span></text:p>
            <text:p text:style-name="P70"><text:span text:style-name="Source_20_Text"><text:span text:style-name="T28">domSiblings</text:span></text:span><text:span text:style-name="Source_20_Text"><text:span text:style-name="T43">Right</text:span></text:span><text:span text:style-name="Source_20_Text"><text:span text:style-name="T28">(&lt;element&gt;);</text:span></text:span></text:p>
            <text:p text:style-name="P55"><text:span text:style-name="Source_20_Text"><text:span text:style-name="T30">domGetC</text:span></text:span><text:span text:style-name="Source_20_Text"><text:span text:style-name="T31">SS</text:span></text:span><text:span text:style-name="Source_20_Text"><text:span text:style-name="T30">Var(&lt;name&gt;);</text:span></text:span></text:p>
            <text:p text:style-name="P54"><text:span text:style-name="Source_20_Text"><text:span text:style-name="T28">domSetC</text:span></text:span><text:span text:style-name="Source_20_Text"><text:span text:style-name="T31">SS</text:span></text:span><text:span text:style-name="Source_20_Text"><text:span text:style-name="T28">Var(</text:span></text:span><text:span text:style-name="Source_20_Text"><text:span text:style-name="T30">&lt;</text:span></text:span><text:span text:style-name="Source_20_Text"><text:span text:style-name="T28">n</text:span></text:span><text:span text:style-name="Source_20_Text"><text:span text:style-name="T30">ame&gt;</text:span></text:span><text:span text:style-name="Source_20_Text"><text:span text:style-name="T28">,</text:span></text:span><text:span text:style-name="Source_20_Text"><text:span text:style-name="T30">&lt;</text:span></text:span><text:span text:style-name="Source_20_Text"><text:span text:style-name="T28">v</text:span></text:span><text:span text:style-name="Source_20_Text"><text:span text:style-name="T30">alue&gt;</text:span></text:span><text:span text:style-name="Source_20_Text"><text:span text:style-name="T28">);</text:span></text:span></text:p>
            <text:p text:style-name="P74"><text:span text:style-name="Source_20_Text"/></text:p>
            <text:p text:style-name="P74"><text:span text:style-name="Source_20_Text"><text:span text:style-name="T28">importScript(&lt;script1&gt;[,scriptN]);</text:span></text:span></text:p>
            <text:p text:style-name="P74"><text:span text:style-name="Source_20_Text"><text:span text:style-name="T28">importStyle(&lt;style1&gt;[,styleN]);</text:span></text:span></text:p>
            <text:p text:style-name="P54"><text:span text:style-name="Source_20_Text"/></text:p>
            <text:p text:style-name="P54"><text:span text:style-name="Source_20_Text"><text:span text:style-name="T28">setFullscreenOn(&lt;selector&gt; </text:span></text:span><text:span text:style-name="Source_20_Text"><text:span text:style-name="T64">or</text:span></text:span><text:span text:style-name="Source_20_Text"><text:span text:style-name="T28"> &lt;element&gt;);</text:span></text:span></text:p>
            <text:p text:style-name="P66"><text:span text:style-name="Source_20_Text"><text:span text:style-name="T28">setFullscreenOff();</text:span></text:span></text:p>
            <text:p text:style-name="P66"><text:span text:style-name="Source_20_Text"><text:span text:style-name="T28">getFullscreen();</text:span></text:span></text:p>
            <text:p text:style-name="P77"><text:span text:style-name="Source_20_Text"/></text:p>
            <text:p text:style-name="P77"><text:span text:style-name="Source_20_Text"><text:span text:style-name="T28">form2array(&lt;form&gt;);</text:span></text:span></text:p>
            <text:p text:style-name="P77"><text:span text:style-name="Source_20_Text"><text:span text:style-name="T28">form2string(&lt;form&gt;);</text:span></text:span></text:p>
            <text:p text:style-name="P54"><text:span text:style-name="Source_20_Text"><text:span text:style-name="T28">getDoNotTrack();</text:span></text:span></text:p>
            <text:p text:style-name="P99"><text:span text:style-name="Source_20_Text"><text:span text:style-name="T28">getLocation(&lt;success&gt;[,error]);</text:span></text:span></text:p>
            <text:p text:style-name="P99"><text:span text:style-name="Source_20_Text"><text:span text:style-name="T28">createFile(&lt;filename&gt;,&lt;content&gt;[,dType]);</text:span></text:span></text:p>
          </table:table-cell>
          <table:table-cell table:style-name="Table1.C2" office:value-type="string">
            <text:p text:style-name="P60"><text:span text:style-name="Source_20_Text"><text:span text:style-name="T28">isMap(&lt;</text:span></text:span><text:span text:style-name="Source_20_Text"><text:span text:style-name="T95">v</text:span></text:span><text:span text:style-name="Source_20_Text"><text:span text:style-name="T107">alue</text:span></text:span><text:span text:style-name="Source_20_Text"><text:span text:style-name="T28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8">isWeakMap(&lt;</text:span></text:span><text:span text:style-name="Source_20_Text"><text:span text:style-name="T95">v</text:span></text:span><text:span text:style-name="Source_20_Text"><text:span text:style-name="T28">&gt;);</text:span></text:span></text:p>
            <text:p text:style-name="P60"><text:span text:style-name="Source_20_Text"><text:span text:style-name="T28">isSet(&lt;</text:span></text:span><text:span text:style-name="Source_20_Text"><text:span text:style-name="T95">v</text:span></text:span><text:span text:style-name="Source_20_Text"><text:span text:style-name="T107">alue</text:span></text:span><text:span text:style-name="Source_20_Text"><text:span text:style-name="T28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8">isWeakSet(&lt;</text:span></text:span><text:span text:style-name="Source_20_Text"><text:span text:style-name="T95">v</text:span></text:span><text:span text:style-name="Source_20_Text"><text:span text:style-name="T28">&gt;);</text:span></text:span></text:p>
            <text:p text:style-name="P68"><text:span text:style-name="Source_20_Text"><text:span text:style-name="T28">isNumber(&lt;</text:span></text:span><text:span text:style-name="Source_20_Text"><text:span text:style-name="T104">v</text:span></text:span><text:span text:style-name="Source_20_Text"><text:span text:style-name="T28">&gt;); <text:s/></text:span></text:span><text:span text:style-name="Source_20_Text"><text:span text:style-name="T69">and</text:span></text:span><text:span text:style-name="Source_20_Text"><text:span text:style-name="T28"> isNumeric(&lt;</text:span></text:span><text:span text:style-name="Source_20_Text"><text:span text:style-name="T104">v</text:span></text:span><text:span text:style-name="Source_20_Text"><text:span text:style-name="T28">&gt;);</text:span></text:span></text:p>
            <text:p text:style-name="P68"><text:span text:style-name="Source_20_Text"><text:span text:style-name="T28">isFloat(&lt;</text:span></text:span><text:span text:style-name="Source_20_Text"><text:span text:style-name="T104">v</text:span></text:span><text:span text:style-name="Source_20_Text"><text:span text:style-name="T115">al</text:span></text:span><text:span text:style-name="Source_20_Text"><text:span text:style-name="T28">&gt;); </text:span></text:span><text:span text:style-name="Source_20_Text"><text:span text:style-name="T69">and</text:span></text:span><text:span text:style-name="Source_20_Text"><text:span text:style-name="T39"> </text:span></text:span><text:span text:style-name="Source_20_Text"><text:span text:style-name="T28">isBigInt(&lt;</text:span></text:span><text:span text:style-name="Source_20_Text"><text:span text:style-name="T104">v</text:span></text:span><text:span text:style-name="Source_20_Text"><text:span text:style-name="T28">&gt;);</text:span></text:span></text:p>
            <text:p text:style-name="P57"><text:span text:style-name="Source_20_Text"><text:span text:style-name="T28">isString(&lt;</text:span></text:span><text:span text:style-name="Source_20_Text"><text:span text:style-name="T97">v</text:span></text:span><text:span text:style-name="Source_20_Text"><text:span text:style-name="T28">&gt;); </text:span></text:span><text:span text:style-name="Source_20_Text"><text:span text:style-name="T64"><text:s/></text:span></text:span><text:span text:style-name="Source_20_Text"><text:span text:style-name="T66">and </text:span></text:span><text:span text:style-name="Source_20_Text"><text:span text:style-name="T28">isChar(&lt;</text:span></text:span><text:span text:style-name="Source_20_Text"><text:span text:style-name="T97">v</text:span></text:span><text:span text:style-name="Source_20_Text"><text:span text:style-name="T115">al</text:span></text:span><text:span text:style-name="Source_20_Text"><text:span text:style-name="T28">&gt;);</text:span></text:span></text:p>
            <text:p text:style-name="P60"><text:span text:style-name="Source_20_Text"><text:span text:style-name="T28">isDate(&lt;</text:span></text:span><text:span text:style-name="Source_20_Text"><text:span text:style-name="T100">v</text:span></text:span><text:span text:style-name="Source_20_Text"><text:span text:style-name="T115">al</text:span></text:span><text:span text:style-name="Source_20_Text"><text:span text:style-name="T28">&gt;); <text:s/></text:span></text:span><text:span text:style-name="Source_20_Text"><text:span text:style-name="T67">and</text:span></text:span><text:span text:style-name="Source_20_Text"><text:span text:style-name="T37"> </text:span></text:span><text:span text:style-name="Source_20_Text"><text:span text:style-name="T28">isError(&lt;</text:span></text:span><text:span text:style-name="Source_20_Text"><text:span text:style-name="T99">v</text:span></text:span><text:span text:style-name="Source_20_Text"><text:span text:style-name="T115">al</text:span></text:span><text:span text:style-name="Source_20_Text"><text:span text:style-name="T28">&gt;);</text:span></text:span></text:p>
            <text:p text:style-name="P65"><text:span text:style-name="Source_20_Text"><text:span text:style-name="T28">isRegexp(&lt;</text:span></text:span><text:span text:style-name="Source_20_Text"><text:span text:style-name="T101">v</text:span></text:span><text:span text:style-name="Source_20_Text"><text:span text:style-name="T28">&gt;); <text:s/></text:span></text:span><text:span text:style-name="Source_20_Text"><text:span text:style-name="T68">and</text:span></text:span><text:span text:style-name="Source_20_Text"><text:span text:style-name="T38"> </text:span></text:span><text:span text:style-name="Source_20_Text"><text:span text:style-name="T28">isSymbol(&lt;</text:span></text:span><text:span text:style-name="Source_20_Text"><text:span text:style-name="T101">v</text:span></text:span><text:span text:style-name="Source_20_Text"><text:span text:style-name="T28">&gt;);</text:span></text:span></text:p>
            <text:p text:style-name="P67"><text:span text:style-name="Source_20_Text"><text:span text:style-name="T28">isElement(&lt;</text:span></text:span><text:span text:style-name="Source_20_Text"><text:span text:style-name="T103">v</text:span></text:span><text:span text:style-name="Source_20_Text"><text:span text:style-name="T28">&gt;); </text:span></text:span><text:span text:style-name="Source_20_Text"><text:span text:style-name="T68">and </text:span></text:span><text:span text:style-name="Source_20_Text"><text:span text:style-name="T28">isObject(&lt;</text:span></text:span><text:span text:style-name="Source_20_Text"><text:span text:style-name="T103">v</text:span></text:span><text:span text:style-name="Source_20_Text"><text:span text:style-name="T28">&gt;);</text:span></text:span></text:p>
            <text:p text:style-name="P84"><text:span text:style-name="Source_20_Text"><text:span text:style-name="T28">isDataView(&lt;</text:span></text:span><text:span text:style-name="Source_20_Text"><text:span text:style-name="T111">v</text:span></text:span><text:span text:style-name="Source_20_Text"><text:span text:style-name="T115">al</text:span></text:span><text:span text:style-name="Source_20_Text"><text:span text:style-name="T117">ue</text:span></text:span><text:span text:style-name="Source_20_Text"><text:span text:style-name="T28">&gt;);</text:span></text:span></text:p>
            <text:p text:style-name="P84"><text:span text:style-name="Source_20_Text"><text:span text:style-name="T28">isBoolean(&lt;</text:span></text:span><text:span text:style-name="Source_20_Text"><text:span text:style-name="T111">v</text:span></text:span><text:span text:style-name="Source_20_Text"><text:span text:style-name="T117">alue</text:span></text:span><text:span text:style-name="Source_20_Text"><text:span text:style-name="T28">&gt;);</text:span></text:span></text:p>
            <text:p text:style-name="P84"><text:span text:style-name="Source_20_Text"><text:span text:style-name="T28">isNull(&lt;</text:span></text:span><text:span text:style-name="Source_20_Text"><text:span text:style-name="T110">val</text:span></text:span><text:span text:style-name="Source_20_Text"><text:span text:style-name="T117">ue</text:span></text:span><text:span text:style-name="Source_20_Text"><text:span text:style-name="T28">&gt;);</text:span></text:span></text:p>
            <text:p text:style-name="P84"><text:span text:style-name="Source_20_Text"><text:span text:style-name="T28">isUndefined(&lt;</text:span></text:span><text:span text:style-name="Source_20_Text"><text:span text:style-name="T110">val</text:span></text:span><text:span text:style-name="Source_20_Text"><text:span text:style-name="T117">ue</text:span></text:span><text:span text:style-name="Source_20_Text"><text:span text:style-name="T28">&gt;);</text:span></text:span></text:p>
            <text:p text:style-name="P83"><text:span text:style-name="Source_20_Text"><text:span text:style-name="T28">isNullOrUndefined(&lt;</text:span></text:span><text:span text:style-name="Source_20_Text"><text:span text:style-name="T110">v</text:span></text:span><text:span text:style-name="Source_20_Text"><text:span text:style-name="T116">alue</text:span></text:span><text:span text:style-name="Source_20_Text"><text:span text:style-name="T28">&gt;); </text:span></text:span></text:p>
            <text:p text:style-name="P83"><text:span text:style-name="Source_20_Text"><text:span text:style-name="T28">isNil(&lt;</text:span></text:span><text:span text:style-name="Source_20_Text"><text:span text:style-name="T110">v</text:span></text:span><text:span text:style-name="Source_20_Text"><text:span text:style-name="T116">alue</text:span></text:span><text:span text:style-name="Source_20_Text"><text:span text:style-name="T28">&gt;);</text:span></text:span></text:p>
            <text:p text:style-name="P65"><text:span text:style-name="Source_20_Text"><text:span text:style-name="T28">isPlainObject(&lt;value&gt;);</text:span></text:span></text:p>
            <text:p text:style-name="P83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3"><text:span text:style-name="Source_20_Text"><text:span text:style-name="T5">isFalsy(&lt;</text:span></text:span><text:span text:style-name="Source_20_Text"><text:span text:style-name="T125">v</text:span></text:span><text:span text:style-name="Source_20_Text"><text:span text:style-name="T126">al</text:span></text:span><text:span text:style-name="Source_20_Text"><text:span text:style-name="T127">ue</text:span></text:span><text:span text:style-name="Source_20_Text"><text:span text:style-name="T5">&gt;);</text:span></text:span><text:span text:style-name="Source_20_Text"><text:span text:style-name="T28"> </text:span></text:span></text:p>
            <text:p text:style-name="P78"><text:span text:style-name="Source_20_Text"><text:span text:style-name="T28">isFunction(&lt;</text:span></text:span><text:span text:style-name="Source_20_Text"><text:span text:style-name="T112">v</text:span></text:span><text:span text:style-name="Source_20_Text"><text:span text:style-name="T28">&gt;); </text:span></text:span><text:span text:style-name="Source_20_Text"><text:span text:style-name="T54">+</text:span></text:span><text:span text:style-name="Source_20_Text"><text:span text:style-name="T28"> is</text:span></text:span><text:span text:style-name="Source_20_Text"><text:span text:style-name="T112">Callable</text:span></text:span><text:span text:style-name="Source_20_Text"><text:span text:style-name="T28">(&lt;</text:span></text:span><text:span text:style-name="Source_20_Text"><text:span text:style-name="T112">v</text:span></text:span><text:span text:style-name="Source_20_Text"><text:span text:style-name="T28">&gt;);</text:span></text:span></text:p>
            <text:p text:style-name="P64"><text:span text:style-name="Source_20_Text"><text:span text:style-name="T28">isConstructorFn</text:span></text:span><text:span text:style-name="Source_20_Text"><text:span text:style-name="T52">(&lt;value&gt;);</text:span></text:span></text:p>
            <text:p text:style-name="P67"><text:span text:style-name="Source_20_Text"><text:span text:style-name="T28">isGenerator</text:span></text:span><text:span text:style-name="Source_20_Text"><text:span text:style-name="T33">Fn</text:span></text:span><text:span text:style-name="Source_20_Text"><text:span text:style-name="T28">(&lt;</text:span></text:span><text:span text:style-name="Source_20_Text"><text:span text:style-name="T102">v</text:span></text:span><text:span text:style-name="Source_20_Text"><text:span text:style-name="T103">alue</text:span></text:span><text:span text:style-name="Source_20_Text"><text:span text:style-name="T28">&gt;);</text:span></text:span></text:p>
            <text:p text:style-name="P76"><text:span text:style-name="Source_20_Text"><text:span text:style-name="T28">isAsyncGeneratorFn(&lt;</text:span></text:span><text:span text:style-name="Source_20_Text"><text:span text:style-name="T102">v</text:span></text:span><text:span text:style-name="Source_20_Text"><text:span text:style-name="T103">alue</text:span></text:span><text:span text:style-name="Source_20_Text"><text:span text:style-name="T28">&gt;);</text:span></text:span></text:p>
            <text:p text:style-name="P67"><text:span text:style-name="Source_20_Text"><text:span text:style-name="T28">isAsync</text:span></text:span><text:span text:style-name="Source_20_Text"><text:span text:style-name="T32">Fn</text:span></text:span><text:span text:style-name="Source_20_Text"><text:span text:style-name="T28">(&lt;</text:span></text:span><text:span text:style-name="Source_20_Text"><text:span text:style-name="T102">v</text:span></text:span><text:span text:style-name="Source_20_Text"><text:span text:style-name="T103">alue</text:span></text:span><text:span text:style-name="Source_20_Text"><text:span text:style-name="T28">&gt;);</text:span></text:span></text:p>
            <text:p text:style-name="P80"><text:span text:style-name="Source_20_Text"><text:span text:style-name="T28">isArraylike(&lt;value&gt;);</text:span></text:span></text:p>
            <text:p text:style-name="P79"><text:span text:style-name="Source_20_Text"><text:span text:style-name="T28">isTypedArray(&lt;value&gt;);</text:span></text:span></text:p>
            <text:p text:style-name="P79"><text:span text:style-name="Source_20_Text"><text:span text:style-name="T28">isArrayBuffer(&lt;value&gt;);</text:span></text:span></text:p>
            <text:p text:style-name="P83"><text:span text:style-name="Source_20_Text"><text:span text:style-name="T28">isPrimitive(&lt;</text:span></text:span><text:span text:style-name="Source_20_Text"><text:span text:style-name="T114">v</text:span></text:span><text:span text:style-name="Source_20_Text"><text:span text:style-name="T116">alue</text:span></text:span><text:span text:style-name="Source_20_Text"><text:span text:style-name="T28">&gt;);</text:span></text:span></text:p>
            <text:p text:style-name="P83"><text:span text:style-name="Source_20_Text"><text:span text:style-name="T28">isPromise(&lt;</text:span></text:span><text:span text:style-name="Source_20_Text"><text:span text:style-name="T114">v</text:span></text:span><text:span text:style-name="Source_20_Text"><text:span text:style-name="T116">alue</text:span></text:span><text:span text:style-name="Source_20_Text"><text:span text:style-name="T28">&gt;);</text:span></text:span></text:p>
            <text:p text:style-name="P83"><text:span text:style-name="Source_20_Text"><text:span text:style-name="T28">isIterator(&lt;</text:span></text:span><text:span text:style-name="Source_20_Text"><text:span text:style-name="T109">v</text:span></text:span><text:span text:style-name="Source_20_Text"><text:span text:style-name="T116">alue</text:span></text:span><text:span text:style-name="Source_20_Text"><text:span text:style-name="T28">&gt;);</text:span></text:span></text:p>
            <text:p text:style-name="P83"><text:span text:style-name="Source_20_Text"><text:span text:style-name="T28">isIterable(&lt;</text:span></text:span><text:span text:style-name="Source_20_Text"><text:span text:style-name="T109">v</text:span></text:span><text:span text:style-name="Source_20_Text"><text:span text:style-name="T116">alue</text:span></text:span><text:span text:style-name="Source_20_Text"><text:span text:style-name="T28">&gt;);</text:span></text:span></text:p>
            <text:p text:style-name="P67"><text:span text:style-name="Source_20_Text"><text:span text:style-name="T28">isEmptyObject(&lt;value&gt;);</text:span></text:span></text:p>
            <text:p text:style-name="P67"><text:span text:style-name="Source_20_Text"><text:span text:style-name="T28">isEmptyArray(&lt;value&gt;);</text:span></text:span></text:p>
            <text:p text:style-name="P67"><text:span text:style-name="Source_20_Text"><text:span text:style-name="T28">isEmptyMap(&lt;value&gt;);</text:span></text:span></text:p>
            <text:p text:style-name="P67"><text:span text:style-name="Source_20_Text"><text:span text:style-name="T28">isEmptySet(&lt;value&gt;);</text:span></text:span></text:p>
            <text:p text:style-name="P67"><text:span text:style-name="Source_20_Text"><text:span text:style-name="T28">isEmptyIterator(&lt;value&gt;);</text:span></text:span></text:p>
            <text:p text:style-name="P66"><text:span text:style-name="Source_20_Text"><text:span text:style-name="T28">isSameObject(&lt;object1&gt;,&lt;object2&gt;);</text:span></text:span></text:p>
            <text:p text:style-name="P66"><text:span text:style-name="Source_20_Text"><text:span text:style-name="T28">isSameArray(&lt;array1&gt;,&lt;array2&gt;);</text:span></text:span></text:p>
            <text:p text:style-name="P66"><text:span text:style-name="Source_20_Text"><text:span text:style-name="T28">isSameMap(&lt;map1&gt;,&lt;map2&gt;);</text:span></text:span></text:p>
            <text:p text:style-name="P66"><text:span text:style-name="Source_20_Text"><text:span text:style-name="T28">isSameSet(&lt;set</text:span></text:span><text:span text:style-name="Source_20_Text"><text:span text:style-name="T51">1</text:span></text:span><text:span text:style-name="Source_20_Text"><text:span text:style-name="T28">&gt;,&lt;set2&gt;);</text:span></text:span></text:p>
            <text:p text:style-name="P66"><text:span text:style-name="Source_20_Text"><text:span text:style-name="T28">isSameIterator(&lt;iter1&gt;,&lt;iter2&gt;);</text:span></text:span></text:p>
          </table:table-cell>
        </table:table-row>
      </table:table>
      <text:p text:style-name="P105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28">Collections</text:span></text:span></text:p>
          </table:table-cell>
          <table:covered-table-cell/>
          <table:table-cell table:style-name="Table4.C1" office:value-type="string">
            <text:p text:style-name="P93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29">arrayCreate([length=0]);</text:span></text:span></text:p>
            <text:p text:style-name="P21"><text:span text:style-name="Source_20_Text"><text:span text:style-name="T129">arrayDeepClone(&lt;array&gt;);</text:span></text:span></text:p>
            <text:p text:style-name="P21"><text:span text:style-name="Source_20_Text"><text:span text:style-name="T129">arrayMerge(&lt;targe</text:span></text:span><text:span text:style-name="Source_20_Text"><text:span text:style-name="T136">t</text:span></text:span><text:span text:style-name="Source_20_Text"><text:span text:style-name="T129">&gt;,&lt;s</text:span></text:span><text:span text:style-name="Source_20_Text"><text:span text:style-name="T141">ou</text:span></text:span><text:span text:style-name="Source_20_Text"><text:span text:style-name="T136">r</text:span></text:span><text:span text:style-name="Source_20_Text"><text:span text:style-name="T129">c</text:span></text:span><text:span text:style-name="Source_20_Text"><text:span text:style-name="T141">e</text:span></text:span><text:span text:style-name="Source_20_Text"><text:span text:style-name="T129">1&gt;[,</text:span></text:span><text:span text:style-name="Source_20_Text"><text:span text:style-name="T136">s</text:span></text:span><text:span text:style-name="Source_20_Text"><text:span text:style-name="T141">ou</text:span></text:span><text:span text:style-name="Source_20_Text"><text:span text:style-name="T136">r</text:span></text:span><text:span text:style-name="Source_20_Text"><text:span text:style-name="T141">ce</text:span></text:span><text:span text:style-name="Source_20_Text"><text:span text:style-name="T129">N]);</text:span></text:span></text:p>
            <text:p text:style-name="P25"><text:span text:style-name="Source_20_Text"><text:span text:style-name="T129">arrayUnique(&lt;collection&gt;);</text:span></text:span></text:p>
            <text:p text:style-name="P25"><text:span text:style-name="Source_20_Text"><text:span text:style-name="T155">arrayAdd</text:span></text:span><text:span text:style-name="Source_20_Text"><text:span text:style-name="T129">(&lt;array&gt;,&lt;value&gt;);</text:span></text:span></text:p>
            <text:p text:style-name="P25"><text:span text:style-name="Source_20_Text"><text:span text:style-name="T129">arrayClear(&lt;array&gt;); </text:span></text:span></text:p>
            <text:p text:style-name="P25"><text:span text:style-name="Source_20_Text"><text:span text:style-name="T152">arrayRemove(&lt;array&gt;,&lt;value&gt;[,all</text:span></text:span><text:span text:style-name="Source_20_Text"><text:span text:style-name="T156">=false</text:span></text:span><text:span text:style-name="Source_20_Text"><text:span text:style-name="T152">]);</text:span></text:span></text:p>
            <text:p text:style-name="P31"><text:span text:style-name="Source_20_Text"><text:span text:style-name="T152">arrayRemove</text:span></text:span><text:span text:style-name="Source_20_Text"><text:span text:style-name="T157">By</text:span></text:span><text:span text:style-name="Source_20_Text"><text:span text:style-name="T152">(&lt;array&gt;,&lt;</text:span></text:span><text:span text:style-name="Source_20_Text"><text:span text:style-name="T157">callback</text:span></text:span><text:span text:style-name="Source_20_Text"><text:span text:style-name="T152">&gt;[,all</text:span></text:span><text:span text:style-name="Source_20_Text"><text:span text:style-name="T156">=false</text:span></text:span><text:span text:style-name="Source_20_Text"><text:span text:style-name="T152">]);</text:span></text:span></text:p>
            <text:p text:style-name="P62"><text:span text:style-name="Source_20_Text"><text:span text:style-name="T78">arrayRange([start=0[,end=</text:span></text:span><text:span text:style-name="Source_20_Text"><text:span text:style-name="T91">99</text:span></text:span><text:span text:style-name="Source_20_Text"><text:span text:style-name="T78">[,step=1]]]);</text:span></text:span></text:p>
            <text:p text:style-name="P63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3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3"><text:span text:style-name="Source_20_Text"/></text:p>
            <text:p text:style-name="P62"><text:span text:style-name="Source_20_Text"><text:span text:style-name="T6">iterRange([start=0[,step=1[,end=Infinity]]]);</text:span></text:span></text:p>
            <text:p text:style-name="P62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2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61"><text:span text:style-name="Source_20_Text"/></text:p>
            <text:p text:style-name="P61"><text:span text:style-name="Source_20_Text"><text:span text:style-name="T5">arrayUnion(&lt;collection1&gt;[,collectionN]);</text:span></text:span></text:p>
            <text:p text:style-name="P61"><text:span text:style-name="Source_20_Text"><text:span text:style-name="T5">arrayIntersection(&lt;collection1&gt;,&lt;collection2&gt;);</text:span></text:span></text:p>
            <text:p text:style-name="P61"><text:span text:style-name="Source_20_Text"><text:span text:style-name="T5">arrayDifference(&lt;collection1&gt;,&lt;collection2&gt;);</text:span></text:span></text:p>
            <text:p text:style-name="P61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61"><text:span text:style-name="Source_20_Text"/></text:p>
            <text:p text:style-name="P61"><text:span text:style-name="Source_20_Text"><text:span text:style-name="T5">setUnion(&lt;collection1&gt;[,collectionN]);</text:span></text:span></text:p>
            <text:p text:style-name="P61"><text:span text:style-name="Source_20_Text"><text:span text:style-name="T5">setIntersection(&lt;set1&gt;,&lt;set2&gt;);</text:span></text:span></text:p>
            <text:p text:style-name="P61"><text:span text:style-name="Source_20_Text"><text:span text:style-name="T5">setDifference(&lt;set1&gt;,&lt;set2&gt;);</text:span></text:span></text:p>
            <text:p text:style-name="P23"><text:span text:style-name="Source_20_Text"><text:span text:style-name="T129">setSymmetricDifference(&lt;set1&gt;,&lt;set2&gt;);</text:span></text:span></text:p>
            <text:p text:style-name="P61"><text:span text:style-name="Source_20_Text"/></text:p>
            <text:p text:style-name="P61"><text:span text:style-name="Source_20_Text"><text:span text:style-name="T5">isSuperset(&lt;superCollection&gt;,&lt;subCollection&gt;);</text:span></text:span></text:p>
            <text:p text:style-name="P61"><text:span text:style-name="Source_20_Text"/></text:p>
            <text:p text:style-name="P12"><text:span text:style-name="Source_20_Text"><text:span text:style-name="T6">slice(&lt;collection&gt;[,begin=0[,end=Infinity]]);</text:span></text:span></text:p>
            <text:p text:style-name="P81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3"> </text:span></text:span></text:p>
            <text:p text:style-name="P3"><text:span text:style-name="Source_20_Text"><text:span text:style-name="T5">dropWhile(&lt;collection&gt;,&lt;callback&gt;);</text:span></text:span></text:p>
            <text:p text:style-name="P14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14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62"><text:span text:style-name="Source_20_Text"><text:span text:style-name="T79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7"><text:span text:style-name="Source_20_Text"><text:span text:style-name="T133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3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/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/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4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/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3"><text:span text:style-name="Source_20_Text"><text:span text:style-name="T82">p</text:span></text:span><text:span text:style-name="Source_20_Text"><text:span text:style-name="T83">artition(&lt;collection&gt;,&lt;</text:span></text:span><text:span text:style-name="Source_20_Text"><text:span text:style-name="T89">c</text:span></text:span><text:span text:style-name="Source_20_Text"><text:span text:style-name="T90">all</text:span></text:span><text:span text:style-name="Source_20_Text"><text:span text:style-name="T89">b</text:span></text:span><text:span text:style-name="Source_20_Text"><text:span text:style-name="T90">ack</text:span></text:span><text:span text:style-name="Source_20_Text"><text:span text:style-name="T83">&gt;);</text:span></text:span></text:p>
            <text:p text:style-name="P30"><text:span text:style-name="Source_20_Text"><text:span text:style-name="T154">g</text:span></text:span><text:span text:style-name="Source_20_Text"><text:span text:style-name="T153">roup(&lt;collec</text:span></text:span><text:span text:style-name="Source_20_Text"><text:span text:style-name="T161">t</text:span></text:span><text:span text:style-name="Source_20_Text"><text:span text:style-name="T153">.&gt;,&lt;c</text:span></text:span><text:span text:style-name="Source_20_Text"><text:span text:style-name="T159">b</text:span></text:span><text:span text:style-name="Source_20_Text"><text:span text:style-name="T153">&gt;</text:span></text:span><text:span text:style-name="Source_20_Text"><text:span text:style-name="T159">[,map=false]</text:span></text:span><text:span text:style-name="Source_20_Text"><text:span text:style-name="T153">);</text:span></text:span></text:p>
            <text:p text:style-name="P19"><text:span text:style-name="Source_20_Text"/></text:p>
            <text:p text:style-name="P19"><text:span text:style-name="Source_20_Text"><text:span text:style-name="T140">shuffle(&lt;collection&gt;);</text:span></text:span></text:p>
            <text:p text:style-name="P26"><text:span text:style-name="Source_20_Text"><text:span text:style-name="T129">min(&lt;</text:span></text:span><text:span text:style-name="Source_20_Text"><text:span text:style-name="T137">value1&gt;[,valueN]</text:span></text:span><text:span text:style-name="Source_20_Text"><text:span text:style-name="T129">);</text:span></text:span></text:p>
            <text:p text:style-name="P18"><text:span text:style-name="Source_20_Text"><text:span text:style-name="T138">max(&lt;</text:span></text:span><text:span text:style-name="Source_20_Text"><text:span text:style-name="T137">value1&gt;[,valueN]</text:span></text:span><text:span text:style-name="Source_20_Text"><text:span text:style-name="T138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5"><text:span text:style-name="Source_20_Text"/></text:p>
            <text:p text:style-name="P65"><text:span text:style-name="Source_20_Text"><text:span text:style-name="T5">zip(&lt;collection1&gt;[,collectionN]);</text:span></text:span></text:p>
            <text:p text:style-name="P6"><text:span text:style-name="Source_20_Text"><text:span text:style-name="T81">unzip(&lt;collection&gt;);</text:span></text:span></text:p>
            <text:p text:style-name="P6"><text:span text:style-name="Source_20_Text"><text:span text:style-name="T81">zipObj(&lt;collection1&gt;,&lt;collection2&gt;);</text:span></text:span></text:p>
            <text:p text:style-name="P71"><text:span text:style-name="Source_20_Text"><text:span text:style-name="T5">item(&lt;collection&gt;,&lt;index&gt;);</text:span></text:span></text:p>
            <text:p text:style-name="P72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0">head(&lt;col</text:span></text:span><text:span text:style-name="Source_20_Text"><text:span text:style-name="T84">lection</text:span></text:span><text:span text:style-name="Source_20_Text"><text:span text:style-name="T80">&gt;);</text:span></text:span></text:p>
            <text:p text:style-name="P16"><text:span text:style-name="Source_20_Text"><text:span text:style-name="T129">last(&lt;collec</text:span></text:span><text:span text:style-name="Source_20_Text"><text:span text:style-name="T132">tion</text:span></text:span><text:span text:style-name="Source_20_Text"><text:span text:style-name="T129">&gt;);</text:span></text:span></text:p>
            <text:p text:style-name="P41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5"><text:span text:style-name="Source_20_Text"><text:span text:style-name="T133">join(&lt;collection&gt;[,separator</text:span></text:span><text:span text:style-name="Source_20_Text"><text:span text:style-name="T134">=","</text:span></text:span><text:span text:style-name="Source_20_Text"><text:span text:style-name="T133">]);</text:span></text:span></text:p>
          </table:table-cell>
          <table:table-cell table:style-name="Table4.C2" office:value-type="string">
            <text:p text:style-name="P27"><text:span text:style-name="Source_20_Text"><text:span text:style-name="T129">Array.prototype.at();</text:span></text:span></text:p>
            <text:p text:style-name="P27"><text:span text:style-name="Source_20_Text"><text:span text:style-name="T129">Array.prototype.findLast();</text:span></text:span></text:p>
            <text:p text:style-name="P27"><text:span text:style-name="Source_20_Text"><text:span text:style-name="T129">Array.prototype.findLast</text:span></text:span><text:span text:style-name="Source_20_Text"><text:span text:style-name="T135">Index</text:span></text:span><text:span text:style-name="Source_20_Text"><text:span text:style-name="T129">();</text:span></text:span></text:p>
            <text:p text:style-name="P33"><text:span text:style-name="Source_20_Text"><text:span text:style-name="T129">Array.prototype.flat();</text:span></text:span></text:p>
            <text:p text:style-name="P33"><text:span text:style-name="Source_20_Text"><text:span text:style-name="T129">Array.prototype.flatMap();</text:span></text:span></text:p>
            <text:p text:style-name="P27"><text:span text:style-name="Source_20_Text"><text:span text:style-name="T129">Array.prototype.group();</text:span></text:span></text:p>
            <text:p text:style-name="P27"><text:span text:style-name="Source_20_Text"><text:span text:style-name="T129">Array.prototype.groupToMap();</text:span></text:span></text:p>
            <text:p text:style-name="P27"><text:span text:style-name="Source_20_Text"><text:span text:style-name="T129">Array.prototype.toReversed();</text:span></text:span></text:p>
            <text:p text:style-name="P27"><text:span text:style-name="Source_20_Text"><text:span text:style-name="T129">Array.prototype.toSorted();</text:span></text:span></text:p>
            <text:p text:style-name="P27"><text:span text:style-name="Source_20_Text"><text:span text:style-name="T129">Array.prototype.toSpliced();</text:span></text:span></text:p>
            <text:p text:style-name="P27"><text:span text:style-name="Source_20_Text"><text:span text:style-name="T129">Array.prototype.with();</text:span></text:span></text:p>
            <text:p text:style-name="P21"><text:span text:style-name="Source_20_Text"/></text:p>
            <text:p text:style-name="P33"><text:span text:style-name="Source_20_Text"><text:span text:style-name="T129">crypto.randomUUID();</text:span></text:span></text:p>
            <text:p text:style-name="P33"><text:span text:style-name="Source_20_Text"><text:span text:style-name="T129">globalThis;</text:span></text:span></text:p>
            <text:p text:style-name="P34"><text:span text:style-name="Source_20_Text"><text:span text:style-name="T129">Number.MIN_SAFE_INTEGER;</text:span></text:span></text:p>
            <text:p text:style-name="P34"><text:span text:style-name="Source_20_Text"><text:span text:style-name="T129">Number.M</text:span></text:span><text:span text:style-name="Source_20_Text"><text:span text:style-name="T144">AX</text:span></text:span><text:span text:style-name="Source_20_Text"><text:span text:style-name="T129">_SAFE_INTEGER;</text:span></text:span></text:p>
            <text:p text:style-name="P34"><text:span text:style-name="Source_20_Text"/></text:p>
            <text:p text:style-name="P33"><text:span text:style-name="Source_20_Text"><text:span text:style-name="T160">Object</text:span></text:span><text:span text:style-name="Source_20_Text"><text:span text:style-name="T158">.fromEntries();</text:span></text:span></text:p>
            <text:p text:style-name="P33"><text:span text:style-name="Source_20_Text"><text:span text:style-name="T129">Object</text:span></text:span><text:span text:style-name="Source_20_Text"><text:span text:style-name="T139">.</text:span></text:span><text:span text:style-name="Source_20_Text"><text:span text:style-name="T131">hasOwn();</text:span></text:span></text:p>
            <text:p text:style-name="P33"><text:span text:style-name="Source_20_Text"><text:span text:style-name="T129">Object</text:span></text:span><text:span text:style-name="Source_20_Text"><text:span text:style-name="T139">.</text:span></text:span><text:span text:style-name="Source_20_Text"><text:span text:style-name="T143">is</text:span></text:span><text:span text:style-name="Source_20_Text"><text:span text:style-name="T131">();</text:span></text:span></text:p>
            <text:p text:style-name="P33"><text:span text:style-name="Source_20_Text"/></text:p>
            <text:p text:style-name="P33"><text:span text:style-name="Source_20_Text"><text:span text:style-name="T129">String.prototype.at();</text:span></text:span></text:p>
            <text:p text:style-name="P33"><text:span text:style-name="Source_20_Text"><text:span text:style-name="T142">String.prototype</text:span></text:span><text:span text:style-name="Source_20_Text"><text:span text:style-name="T129">.matchAll();</text:span></text:span></text:p>
            <text:p text:style-name="P24"><text:span text:style-name="Source_20_Text"><text:span text:style-name="T129">String.prototype.replaceAll();</text:span></text:span></text:p>
            <text:p text:style-name="P24"><text:span text:style-name="Source_20_Text"><text:span text:style-name="T129">String.prototype.trimStart();</text:span></text:span></text:p>
            <text:p text:style-name="P21"><text:span text:style-name="Source_20_Text"><text:span text:style-name="T129">String.prototype.trimLeft();</text:span></text:span></text:p>
            <text:p text:style-name="P21"><text:span text:style-name="Source_20_Text"><text:span text:style-name="T129">String.prototype.trimEnd();</text:span></text:span></text:p>
            <text:p text:style-name="P21"><text:span text:style-name="Source_20_Text"><text:span text:style-name="T129">String.prototype.trimRight();</text:span></text:span></text:p>
            <text:p text:style-name="P21"><text:span text:style-name="Source_20_Text"/></text:p>
            <text:p text:style-name="P29"><text:span text:style-name="Source_20_Text"><text:span text:style-name="T129">TypedArray.prototype.at();</text:span></text:span></text:p>
            <text:p text:style-name="P28"><text:span text:style-name="Source_20_Text"><text:span text:style-name="T129">TypedArray.prototype.findLast();</text:span></text:span></text:p>
            <text:p text:style-name="P28"><text:span text:style-name="Source_20_Text"><text:span text:style-name="T129">TypedArray.prototype.findLast</text:span></text:span><text:span text:style-name="Source_20_Text"><text:span text:style-name="T135">Index</text:span></text:span><text:span text:style-name="Source_20_Text"><text:span text:style-name="T129">();</text:span></text:span></text:p>
            <text:p text:style-name="P28"><text:span text:style-name="Source_20_Text"><text:span text:style-name="T184">TypedArray.prototype.toReversed();</text:span></text:span><text:span text:style-name="T5"/></text:p>
            <text:p text:style-name="P28"><text:span text:style-name="Source_20_Text"><text:span text:style-name="T184">TypedArray.prototype.toSorted();</text:span></text:span><text:span text:style-name="T5"/></text:p>
            <text:p text:style-name="P28"><text:span text:style-name="Source_20_Text"><text:span text:style-name="T184">TypedArray.prototype.with();</text:span></text:span><text:span text:style-name="T5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4"><text:span text:style-name="T178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29">BigInt.prototype.toJSON();</text:span></text:span></text:p>
            <text:p text:style-name="P35"><text:span text:style-name="Source_20_Text"><text:span text:style-name="T130">A</text:span></text:span><text:span text:style-name="Source_20_Text"><text:span text:style-name="T129">syncFunction</text:span></text:span><text:span text:style-name="Source_20_Text"><text:span text:style-name="T130">(); </text:span></text:span></text:p>
            <text:p text:style-name="P35"><text:span text:style-name="Source_20_Text"><text:span text:style-name="T129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6">Math <text:span text:style-name="T180">functions</text:span></text:p>
          </table:table-cell>
          <table:covered-table-cell/>
          <table:table-cell table:style-name="Table2.C1" office:value-type="string">
            <text:p text:style-name="P92">Abstract functions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182">ue</text:span>&gt;);</text:p>
            <text:p text:style-name="P45"/>
            <text:p text:style-name="P102"><text:span text:style-name="Source_20_Text"><text:span text:style-name="T28">randomInt([max]);</text:span></text:span></text:p>
            <text:p text:style-name="P108"><text:span text:style-name="Source_20_Text"><text:span text:style-name="T28">randomInt(&lt;min&gt;,&lt;max&gt;);</text:span></text:span></text:p>
            <text:p text:style-name="P108"><text:span text:style-name="Source_20_Text"><text:span text:style-name="T28"/></text:span></text:p>
            <text:p text:style-name="P102"><text:span text:style-name="Source_20_Text"><text:span text:style-name="T170">randomFloat([max]);</text:span></text:span></text:p>
            <text:p text:style-name="P108"><text:span text:style-name="Source_20_Text"><text:span text:style-name="T170">randomFloat(&lt;min&gt;,&lt;max&gt;);</text:span></text:span></text:p>
            <text:p text:style-name="P102"><text:span text:style-name="Source_20_Text"/></text:p>
            <text:p text:style-name="P102"><text:span text:style-name="Source_20_Text"><text:span text:style-name="T28">inRange(&lt;value&gt;,&lt;min&gt;,&lt;max&gt;);</text:span></text:span></text:p>
            <text:p text:style-name="P102"><text:span text:style-name="Source_20_Text"/></text:p>
            <text:p text:style-name="P102"><text:span text:style-name="Source_20_Text"><text:span text:style-name="T44">signbit(&lt;value&gt;);</text:span></text:span></text:p>
            <text:p text:style-name="P47"/>
          </table:table-cell>
          <table:table-cell table:style-name="Table2.B2" office:value-type="string">
            <text:p text:style-name="P44"/>
            <text:p text:style-name="P50"><text:span text:style-name="T183">t</text:span>oInt8(&lt;value&gt;);</text:p>
            <text:p text:style-name="P50">toUInt8(&lt;value&gt;);</text:p>
            <text:p text:style-name="P50">toInt16(&lt;value&gt;);</text:p>
            <text:p text:style-name="P50">toUInt<text:span text:style-name="T179">1</text:span>6(&lt;value&gt;);</text:p>
            <text:p text:style-name="P50">toInt32(&lt;value&gt;);</text:p>
            <text:p text:style-name="P50">toUInt32(&lt;value&gt;;</text:p>
            <text:p text:style-name="P50">toBigInt64(&lt;value&gt;);</text:p>
            <text:p text:style-name="P50">toBigUInt64(&lt;value&gt;);</text:p>
            <text:p text:style-name="P48">toFloat32(&lt;value&gt;);</text:p>
            <text:p text:style-name="P50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45">get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45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5">&gt;);</text:span></text:span></text:p>
            <text:p text:style-name="P36"><text:span text:style-name="Source_20_Text"><text:span text:style-name="T145">getInV(&lt;</text:span></text:span><text:span text:style-name="Source_20_Text"><text:span text:style-name="T166">o</text:span></text:span><text:span text:style-name="Source_20_Text"><text:span text:style-name="T169">bject</text:span></text:span><text:span text:style-name="Source_20_Text"><text:span text:style-name="T145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5">&gt;);</text:span></text:span></text:p>
            <text:p text:style-name="P39"><text:span text:style-name="Source_20_Text"><text:span text:style-name="T145">has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45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5">&gt;);</text:span></text:span></text:p>
            <text:p text:style-name="P39"><text:span text:style-name="Source_20_Text"><text:span text:style-name="T145">setIn(&lt;</text:span></text:span><text:span text:style-name="Source_20_Text"><text:span text:style-name="T162">object</text:span></text:span><text:span text:style-name="Source_20_Text"><text:span text:style-name="T145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5">&gt;,&lt;</text:span></text:span><text:span text:style-name="Source_20_Text"><text:span text:style-name="T163">v</text:span></text:span><text:span text:style-name="Source_20_Text"><text:span text:style-name="T162">alue</text:span></text:span><text:span text:style-name="Source_20_Text"><text:span text:style-name="T145">&gt;);</text:span></text:span></text:p>
            <text:p text:style-name="P40"><text:span text:style-name="Source_20_Text"/></text:p>
            <text:p text:style-name="P38"><text:span text:style-name="Source_20_Text"><text:span text:style-name="T148">to</text:span></text:span><text:span text:style-name="Source_20_Text"><text:span text:style-name="T147">Index(&lt;v</text:span></text:span><text:span text:style-name="Source_20_Text"><text:span text:style-name="T151">alue</text:span></text:span><text:span text:style-name="Source_20_Text"><text:span text:style-name="T147">&gt;);</text:span></text:span></text:p>
            <text:p text:style-name="P38"><text:span text:style-name="Source_20_Text"><text:span text:style-name="T145">toPropertyKey(&lt;</text:span></text:span><text:span text:style-name="Source_20_Text"><text:span text:style-name="T165">v</text:span></text:span><text:span text:style-name="Source_20_Text"><text:span text:style-name="T151">alue</text:span></text:span><text:span text:style-name="Source_20_Text"><text:span text:style-name="T145">&gt;);</text:span></text:span></text:p>
            <text:p text:style-name="P38"><text:span text:style-name="Source_20_Text"><text:span text:style-name="T149">toInteger(&lt;val</text:span></text:span><text:span text:style-name="Source_20_Text"><text:span text:style-name="T151">ue</text:span></text:span><text:span text:style-name="Source_20_Text"><text:span text:style-name="T149">&gt;);</text:span></text:span></text:p>
            <text:p text:style-name="P37"><text:span text:style-name="Source_20_Text"><text:span text:style-name="T150">toArray(v</text:span></text:span><text:span text:style-name="Source_20_Text"><text:span text:style-name="T151">alue</text:span></text:span><text:span text:style-name="Source_20_Text"><text:span text:style-name="T150">);</text:span></text:span></text:p>
            <text:p text:style-name="P33"><text:span text:style-name="Source_20_Text"><text:span text:style-name="T145">toObject(&lt;</text:span></text:span><text:span text:style-name="Source_20_Text"><text:span text:style-name="T162">value</text:span></text:span><text:span text:style-name="Source_20_Text"><text:span text:style-name="T145">&gt;);</text:span></text:span></text:p>
            <text:p text:style-name="P33"><text:span text:style-name="Source_20_Text"/></text:p>
            <text:p text:style-name="P37"><text:span text:style-name="Source_20_Text"><text:span text:style-name="T147">isIndex(&lt;v</text:span></text:span><text:span text:style-name="Source_20_Text"><text:span text:style-name="T151">alue</text:span></text:span><text:span text:style-name="Source_20_Text"><text:span text:style-name="T147">&gt;);</text:span></text:span></text:p>
            <text:p text:style-name="P37"><text:span text:style-name="Source_20_Text"><text:span text:style-name="T145">isPropertyKey(&lt;</text:span></text:span><text:span text:style-name="Source_20_Text"><text:span text:style-name="T165">v</text:span></text:span><text:span text:style-name="Source_20_Text"><text:span text:style-name="T151">alue</text:span></text:span><text:span text:style-name="Source_20_Text"><text:span text:style-name="T145">&gt;);</text:span></text:span></text:p>
            <text:p text:style-name="P37"><text:span text:style-name="Source_20_Text"><text:span text:style-name="T145">isSameValue(&lt;</text:span></text:span><text:span text:style-name="Source_20_Text"><text:span text:style-name="T167">v</text:span></text:span><text:span text:style-name="Source_20_Text"><text:span text:style-name="T151">alue</text:span></text:span><text:span text:style-name="Source_20_Text"><text:span text:style-name="T167">1</text:span></text:span><text:span text:style-name="Source_20_Text"><text:span text:style-name="T145">&gt;,&lt;</text:span></text:span><text:span text:style-name="Source_20_Text"><text:span text:style-name="T167">v</text:span></text:span><text:span text:style-name="Source_20_Text"><text:span text:style-name="T151">alue</text:span></text:span><text:span text:style-name="Source_20_Text"><text:span text:style-name="T167">2</text:span></text:span><text:span text:style-name="Source_20_Text"><text:span text:style-name="T145">&gt;);</text:span></text:span></text:p>
            <text:p text:style-name="P32"><text:span text:style-name="Source_20_Text"><text:span text:style-name="T145">isSameValueZero(&lt;</text:span></text:span><text:span text:style-name="Source_20_Text"><text:span text:style-name="T162">value1</text:span></text:span><text:span text:style-name="Source_20_Text"><text:span text:style-name="T145">&gt;,&lt;</text:span></text:span><text:span text:style-name="Source_20_Text"><text:span text:style-name="T162">value2</text:span></text:span><text:span text:style-name="Source_20_Text"><text:span text:style-name="T145">&gt;);</text:span></text:span></text:p>
            <text:p text:style-name="P32"><text:span text:style-name="Source_20_Text"><text:span text:style-name="T145">isSameValueNonNumber(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1</text:span></text:span><text:span text:style-name="Source_20_Text"><text:span text:style-name="T145">&gt;,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2</text:span></text:span><text:span text:style-name="Source_20_Text"><text:span text:style-name="T145">&gt;);</text:span></text:span></text:p>
            <text:p text:style-name="P32"><text:span text:style-name="Source_20_Text"/></text:p>
            <text:p text:style-name="P37"><text:span text:style-name="Source_20_Text"><text:span text:style-name="T146">type(&lt;value&gt;);</text:span></text:span></text:p>
            <text:p text:style-name="P37"><text:span text:style-name="Source_20_Text"><text:span text:style-name="T145">createData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45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5">&gt;,&lt;</text:span></text:span><text:span text:style-name="Source_20_Text"><text:span text:style-name="T149">val</text:span></text:span><text:span text:style-name="Source_20_Text"><text:span text:style-name="T151">ue</text:span></text:span><text:span text:style-name="Source_20_Text"><text:span text:style-name="T145">&gt;);</text:span></text:span></text:p>
            <text:p text:style-name="P37"><text:span text:style-name="Source_20_Text"><text:span text:style-name="T145">createMethod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45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5">&gt;,&lt;</text:span></text:span><text:span text:style-name="Source_20_Text"><text:span text:style-name="T149">val</text:span></text:span><text:span text:style-name="Source_20_Text"><text:span text:style-name="T151">ue</text:span></text:span><text:span text:style-name="Source_20_Text"><text:span text:style-name="T145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49">isInt8(&lt;value&gt;);</text:p>
            <text:p text:style-name="P49">isUInt8(&lt;value&gt;);</text:p>
            <text:p text:style-name="P49">isInt16(&lt;value&gt;);</text:p>
            <text:p text:style-name="P49">isUInt16(&lt;value&gt;);</text:p>
            <text:p text:style-name="P49">isInt32(&lt;value&gt;);</text:p>
            <text:p text:style-name="P49">isUInt32(&lt;value&gt;);</text:p>
            <text:p text:style-name="P49">isBigInt64(&lt;value&gt;);</text:p>
            <text:p text:style-name="P51"><text:span text:style-name="T181">i</text:span>sBigUInt64(&lt;value&gt;);</text:p>
            <text:p text:style-name="P51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3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7"><text:span text:style-name="Source_20_Text"><text:span text:style-name="T28">getCookie([name]);</text:span></text:span></text:p>
            <text:p text:style-name="P87"><text:span text:style-name="Source_20_Text"><text:span text:style-name="T28">hasCookie(&lt;name&gt;);</text:span></text:span></text:p>
            <text:p text:style-name="P88"><text:span text:style-name="Source_20_Text"><text:span text:style-name="T28">setCookie</text:span></text:span><text:span text:style-name="Source_20_Text"><text:span text:style-name="T36">(&lt;Options obj</text:span></text:span><text:span text:style-name="Source_20_Text"><text:span text:style-name="T29">ect</text:span></text:span><text:span text:style-name="Source_20_Text"><text:span text:style-name="T36">&gt;);</text:span></text:span><text:span text:style-name="Source_20_Text"><text:span text:style-name="T28"> setCookie(&lt;name&gt;,&lt;value&gt;[,hours</text:span></text:span><text:span text:style-name="Source_20_Text"><text:span text:style-name="T36">=8760</text:span></text:span><text:span text:style-name="Source_20_Text"><text:span text:style-name="T28">[,path</text:span></text:span><text:span text:style-name="Source_20_Text"><text:span text:style-name="T36">="/"</text:span></text:span><text:span text:style-name="Source_20_Text"><text:span text:style-name="T28">[,domain[,secure[,SameSite</text:span></text:span><text:span text:style-name="Source_20_Text"><text:span text:style-name="T36">=</text:span></text:span><text:span text:style-name="Source_20_Text"><text:span text:style-name="T87">"Lax"</text:span></text:span><text:span text:style-name="Source_20_Text"><text:span text:style-name="T28">[,HttpOnly]]]]]]);</text:span></text:span></text:p>
            <text:p text:style-name="P88"><text:span text:style-name="Source_20_Text"><text:span text:style-name="T28">removeCookie</text:span></text:span><text:span text:style-name="Source_20_Text"><text:span text:style-name="T36">(&lt;Options obj</text:span></text:span><text:span text:style-name="Source_20_Text"><text:span text:style-name="T29">ect</text:span></text:span><text:span text:style-name="Source_20_Text"><text:span text:style-name="T36">&gt;);</text:span></text:span></text:p>
            <text:p text:style-name="P86"><text:span text:style-name="Source_20_Text"><text:span text:style-name="T28">removeCookie(&lt;name&gt;[,path</text:span></text:span><text:span text:style-name="Source_20_Text"><text:span text:style-name="T36">="/"</text:span></text:span><text:span text:style-name="Source_20_Text"><text:span text:style-name="T28">[,domain[,secure[,SameSite</text:span></text:span><text:span text:style-name="Source_20_Text"><text:span text:style-name="T36">=</text:span></text:span><text:span text:style-name="Source_20_Text"><text:span text:style-name="T87">"Lax"</text:span></text:span><text:span text:style-name="Source_20_Text"><text:span text:style-name="T28">[,HttpOnly]]]]]);</text:span></text:span></text:p>
            <text:p text:style-name="P88"><text:span text:style-name="Source_20_Text"><text:span text:style-name="T28">clearCookies</text:span></text:span><text:span text:style-name="Source_20_Text"><text:span text:style-name="T36">(&lt;Options obj</text:span></text:span><text:span text:style-name="Source_20_Text"><text:span text:style-name="T29">ect</text:span></text:span><text:span text:style-name="Source_20_Text"><text:span text:style-name="T36">&gt;);</text:span></text:span></text:p>
            <text:p text:style-name="P86"><text:span text:style-name="Source_20_Text"><text:span text:style-name="T28">clearCookies([path</text:span></text:span><text:span text:style-name="Source_20_Text"><text:span text:style-name="T36">="/"</text:span></text:span><text:span text:style-name="Source_20_Text"><text:span text:style-name="T28">[,domain[,</text:span></text:span><text:span text:style-name="Source_20_Text"><text:span text:style-name="T94">sec</text:span></text:span><text:span text:style-name="Source_20_Text"><text:span text:style-name="T28">[,SameSite</text:span></text:span><text:span text:style-name="Source_20_Text"><text:span text:style-name="T36">=</text:span></text:span><text:span text:style-name="Source_20_Text"><text:span text:style-name="T87">"Lax"</text:span></text:span><text:span text:style-name="Source_20_Text"><text:span text:style-name="T28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0">AJAX and CORS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6"><text:span text:style-name="Source_20_Text"><text:span text:style-name="T28">getText(&lt;url&gt;,&lt;success&gt;);</text:span></text:span></text:p>
            <text:p text:style-name="P96"><text:span text:style-name="Source_20_Text"><text:span text:style-name="T28">getJson(&lt;url&gt;,&lt;success&gt;);</text:span></text:span></text:p>
            <text:p text:style-name="P95"><text:span text:style-name="Source_20_Text"><text:span text:style-name="T28">ajax(&lt;Options obj</text:span></text:span><text:span text:style-name="Source_20_Text"><text:span text:style-name="T29">ect</text:span></text:span><text:span text:style-name="Source_20_Text"><text:span text:style-name="T28">&gt;);</text:span></text:span></text:p>
            <text:p text:style-name="P82"><text:span text:style-name="Source_20_Text"><text:span text:style-name="T3">Options object properties (* = default value):</text:span></text:span><text:span text:style-name="Source_20_Text"><text:span text:style-name="T28"> url: </text:span></text:span><text:span text:style-name="Source_20_Text"><text:span text:style-name="T64">string</text:span></text:span><text:span text:style-name="Source_20_Text"><text:span text:style-name="T28">, data: </text:span></text:span><text:span text:style-name="Source_20_Text"><text:span text:style-name="T64">string</text:span></text:span><text:span text:style-name="Source_20_Text"><text:span text:style-name="T28">, queryType: </text:span></text:span><text:span text:style-name="Source_20_Text"><text:span text:style-name="T64">*"ajax"/"cors"</text:span></text:span><text:span text:style-name="Source_20_Text"><text:span text:style-name="T28">, type: </text:span></text:span><text:span text:style-name="Source_20_Text"><text:span text:style-name="T64">*"get"/"post"</text:span></text:span><text:span text:style-name="Source_20_Text"><text:span text:style-name="T28">, success: </text:span></text:span><text:span text:style-name="Source_20_Text"><text:span text:style-name="T64">function</text:span></text:span><text:span text:style-name="Source_20_Text"><text:span text:style-name="T28">, error: </text:span></text:span><text:span text:style-name="Source_20_Text"><text:span text:style-name="T64">function</text:span></text:span><text:span text:style-name="Source_20_Text"><text:span text:style-name="T28">, format: </text:span></text:span><text:span text:style-name="Source_20_Text"><text:span text:style-name="T64">*"text"/"json"/"xml"</text:span></text:span><text:span text:style-name="Source_20_Text"><text:span text:style-name="T28">, user: </text:span></text:span><text:span text:style-name="Source_20_Text"><text:span text:style-name="T64">string</text:span></text:span><text:span text:style-name="Source_20_Text"><text:span text:style-name="T28">, password: </text:span></text:span><text:span text:style-name="Source_20_Text"><text:span text:style-name="T64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5-14T17:03:35.169000000</dc:date>
    <meta:print-date>2019-08-23T14:41:00Z</meta:print-date>
    <meta:editing-cycles>765</meta:editing-cycles>
    <meta:editing-duration>PT16H27M38S</meta:editing-duration>
    <meta:document-statistic meta:table-count="3" meta:image-count="0" meta:object-count="0" meta:page-count="3" meta:paragraph-count="280" meta:word-count="369" meta:character-count="8201" meta:non-whitespace-character-count="8094"/>
    <meta:template xlink:type="simple" xlink:actuate="onRequest" xlink:title="" xlink:href="Normal.dotm"/>
  </office:meta>
</office:document-meta>
</file>